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124.75pt"/>
    </style:style>
    <style:style style:name="co3" style:family="table-column">
      <style:table-column-properties fo:break-before="auto" style:column-width="99.41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observableId</text:p>
          </table:table-cell>
          <table:table-cell office:value-type="string" calcext:value-type="string">
            <text:p>preequilibrationConditionId</text:p>
          </table:table-cell>
          <table:table-cell office:value-type="string" calcext:value-type="string">
            <text:p>simulationConditionId</text:p>
          </table:table-cell>
          <table:table-cell table:style-name="Default" office:value-type="string" calcext:value-type="string">
            <text:p>measureme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/>
          <table:table-cell office:value-type="string" calcext:value-type="string">
            <text:p>conditionId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/>
          <table:table-cell office:value-type="string" calcext:value-type="string">
            <text:p>conditionId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/>
          <table:table-cell office:value-type="string" calcext:value-type="string">
            <text:p>conditionId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/>
          <table:table-cell office:value-type="string" calcext:value-type="string">
            <text:p>conditionId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/>
          <table:table-cell office:value-type="string" calcext:value-type="string">
            <text:p>conditionId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/>
          <table:table-cell office:value-type="string" calcext:value-type="string">
            <text:p>conditionId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/>
          <table:table-cell office:value-type="string" calcext:value-type="string">
            <text:p>conditionId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/>
          <table:table-cell office:value-type="string" calcext:value-type="string">
            <text:p>conditionId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/>
          <table:table-cell office:value-type="string" calcext:value-type="string">
            <text:p>conditionId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/>
          <table:table-cell office:value-type="string" calcext:value-type="string">
            <text:p>conditionId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/>
          <table:table-cell office:value-type="string" calcext:value-type="string">
            <text:p>conditionId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/>
          <table:table-cell office:value-type="string" calcext:value-type="string">
            <text:p>conditionId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6:47:11.540457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14:36.631745222</meta:creation-date>
    <meta:generator>LibreOffice/6.1.5.2$Linux_X86_64 LibreOffice_project/10$Build-2</meta:generator>
    <dc:date>2020-06-02T17:08:42.478620408</dc:date>
    <meta:editing-duration>PT30M40S</meta:editing-duration>
    <meta:editing-cycles>5</meta:editing-cycles>
    <meta:document-statistic meta:table-count="1" meta:cell-count="53" meta:object-count="0"/>
  </office:meta>
</office:document-meta>
</file>